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p" svg:font-family="Asap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ce181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61c3f" style:font-name="Asap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61c3f" style:font-name="Asap" fo:font-size="13.5pt" fo:letter-spacing="normal" fo:font-style="normal" fo:font-weight="normal" officeooo:paragraph-rsid="0001c1a8"/>
    </style:style>
    <style:style style:name="T1" style:family="text">
      <style:text-properties officeooo:rsid="0001c1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rno do Curso em Video sobre 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2"><text:tab/>O Linux é livre (não necessariamente gratuito) e tem o código fonte aberto (Open Source). Por isso é natural que exista uma vasta gama de projetos baseados em Linux, como Debian, Ubuntu, Mint, Fedora, CentOS e tantos outros.</text:p>
      <text:p text:style-name="P2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os que permitem o uso do Sistema nos mais diversos dispositivos e com muitas funções. Linux está em praticamente todo lugar.</text:p>
      <text:p text:style-name="P2"><text:tab/>Portanto, esse curso é dedicado para todo estudante de Informática que não conhece Linux e gostaria de aprender. Conhecer o básico dessa tecnologia é muito importante porque o Linux é um dos Sistemas Operacionais mais utilizados no mu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p" svg:font-family="Asap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7-17T09:15:08.807000000</dc:date>
    <meta:editing-duration>PT3M22S</meta:editing-duration>
    <meta:editing-cycles>1</meta:editing-cycles>
    <meta:document-statistic meta:table-count="0" meta:image-count="0" meta:object-count="0" meta:page-count="1" meta:paragraph-count="5" meta:word-count="178" meta:character-count="1087" meta:non-whitespace-character-count="910"/>
  </office:meta>
</office:document-meta>
</file>